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margin-top="0.199cm" fo:margin-bottom="0cm" style:contextual-spacing="false" fo:line-height="115%"/>
      <style:text-properties fo:language="es" fo:country="ES"/>
    </style:style>
    <style:style style:name="P2" style:family="paragraph" style:parent-style-name="Standard" style:list-style-name="L1">
      <style:paragraph-properties fo:margin-top="0.199cm" fo:margin-bottom="0cm" style:contextual-spacing="false" fo:line-height="115%"/>
      <style:text-properties fo:language="es" fo:country="ES" officeooo:paragraph-rsid="000e0285"/>
    </style:style>
    <style:style style:name="P3" style:family="paragraph" style:parent-style-name="Standard">
      <style:paragraph-properties fo:margin-top="0.199cm" fo:margin-bottom="0cm" style:contextual-spacing="false" fo:line-height="115%"/>
      <style:text-properties fo:language="es" fo:country="ES"/>
    </style:style>
    <style:style style:name="P4" style:family="paragraph" style:parent-style-name="Standard" style:list-style-name="L1">
      <style:paragraph-properties fo:margin-top="0.199cm" fo:margin-bottom="0cm" style:contextual-spacing="false" fo:line-height="115%"/>
      <style:text-properties fo:language="es" fo:country="ES" fo:font-weight="bold" style:font-weight-asian="bold" style:font-weight-complex="bold"/>
    </style:style>
    <style:style style:name="P5" style:family="paragraph" style:parent-style-name="Standard">
      <style:paragraph-properties fo:margin-top="0.199cm" fo:margin-bottom="0cm" style:contextual-spacing="false" fo:line-height="115%"/>
      <style:text-properties fo:language="es" fo:country="ES" fo:font-weight="bold" style:font-weight-asian="bold" style:font-weight-complex="bold"/>
    </style:style>
    <style:style style:name="P6" style:family="paragraph" style:parent-style-name="Standard" style:list-style-name="L1">
      <style:paragraph-properties fo:margin-top="0.199cm" fo:margin-bottom="0cm" style:contextual-spacing="false" fo:line-height="115%"/>
      <style:text-properties fo:color="#0000ff" loext:opacity="100%" fo:language="es" fo:country="ES"/>
    </style:style>
    <style:style style:name="P7" style:family="paragraph" style:parent-style-name="Standard" style:list-style-name="L1">
      <style:paragraph-properties fo:margin-top="0.199cm" fo:margin-bottom="0cm" style:contextual-spacing="false" fo:line-height="115%"/>
      <style:text-properties fo:color="#0000ff" loext:opacity="100%" fo:language="es" fo:country="ES" officeooo:rsid="000cab4e" officeooo:paragraph-rsid="000f4b80"/>
    </style:style>
    <style:style style:name="P8" style:family="paragraph" style:parent-style-name="Standard" style:list-style-name="L1">
      <style:paragraph-properties fo:margin-top="0.199cm" fo:margin-bottom="0cm" style:contextual-spacing="false" fo:line-height="115%"/>
      <style:text-properties fo:color="#0000ff" loext:opacity="100%" fo:language="es" fo:country="ES" fo:font-weight="normal" style:font-weight-asian="normal" style:font-weight-complex="normal"/>
    </style:style>
    <style:style style:name="P9" style:family="paragraph" style:parent-style-name="Standard" style:list-style-name="L1">
      <style:paragraph-properties fo:margin-top="0.199cm" fo:margin-bottom="0cm" style:contextual-spacing="false" fo:line-height="115%"/>
      <style:text-properties fo:color="#0000ff" loext:opacity="100%" fo:language="es" fo:country="ES" officeooo:rsid="001299bd" officeooo:paragraph-rsid="001299bd"/>
    </style:style>
    <style:style style:name="P10" style:family="paragraph" style:parent-style-name="Standard">
      <style:paragraph-properties fo:margin-top="0.199cm" fo:margin-bottom="0cm" style:contextual-spacing="false" fo:line-height="115%"/>
      <style:text-properties fo:color="#0000ff" loext:opacity="100%" fo:language="es" fo:country="ES" officeooo:rsid="001299bd" officeooo:paragraph-rsid="001299bd"/>
    </style:style>
    <style:style style:name="P11" style:family="paragraph" style:parent-style-name="Standard" style:list-style-name="L3">
      <style:paragraph-properties fo:margin-top="0.199cm" fo:margin-bottom="0cm" style:contextual-spacing="false" fo:line-height="115%"/>
      <style:text-properties fo:color="#0000ff" loext:opacity="100%" officeooo:paragraph-rsid="000f4b80"/>
    </style:style>
    <style:style style:name="P12" style:family="paragraph" style:parent-style-name="Standard" style:list-style-name="L4">
      <style:paragraph-properties fo:margin-top="0.199cm" fo:margin-bottom="0cm" style:contextual-spacing="false" fo:line-height="115%"/>
      <style:text-properties fo:color="#0000ff" loext:opacity="100%" fo:font-weight="bold" officeooo:paragraph-rsid="000f4b80" style:font-weight-asian="bold" style:font-weight-complex="bold"/>
    </style:style>
    <style:style style:name="P13" style:family="paragraph" style:parent-style-name="Standard" style:list-style-name="L5">
      <style:paragraph-properties fo:margin-top="0.199cm" fo:margin-bottom="0cm" style:contextual-spacing="false" fo:line-height="115%"/>
      <style:text-properties fo:color="#0000ff" loext:opacity="100%" fo:font-weight="bold" officeooo:paragraph-rsid="000f4b80" style:font-weight-asian="bold" style:font-weight-complex="bold"/>
    </style:style>
    <style:style style:name="P14" style:family="paragraph" style:parent-style-name="Standard" style:list-style-name="L3">
      <style:paragraph-properties fo:margin-top="0.199cm" fo:margin-bottom="0cm" style:contextual-spacing="false" fo:line-height="115%"/>
      <style:text-properties officeooo:paragraph-rsid="000f4b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language="es" fo:country="ES" officeooo:rsid="000e0285"/>
    </style:style>
    <style:style style:name="T5" style:family="text">
      <style:text-properties fo:language="es" fo:country="ES" officeooo:rsid="000cab4e"/>
    </style:style>
    <style:style style:name="T6" style:family="text">
      <style:text-properties fo:language="es" fo:country="ES" fo:font-weight="normal" officeooo:rsid="000cab4e" style:font-weight-asian="normal" style:font-weight-complex="normal"/>
    </style:style>
    <style:style style:name="T7" style:family="text">
      <style:text-properties fo:color="#0000ff" loext:opacity="100%" fo:language="es" fo:country="ES"/>
    </style:style>
    <style:style style:name="T8" style:family="text">
      <style:text-properties fo:color="#0000ff" loext:opacity="100%" fo:language="es" fo:country="ES" officeooo:rsid="000e0285"/>
    </style:style>
    <style:style style:name="T9" style:family="text">
      <style:text-properties fo:color="#0000ff" loext:opacity="100%" fo:language="es" fo:country="ES" fo:font-weight="bold" style:font-weight-asian="bold" style:font-weight-complex="bold"/>
    </style:style>
    <style:style style:name="T10" style:family="text">
      <style:text-properties officeooo:rsid="000f4b80"/>
    </style:style>
    <text:list-style style:name="L1">
      <text:list-level-style-number text:level="1" text:style-name="Numbering_20_Symbols" loext:num-list-format="%1%.-" style:num-suffix=".-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Teórica Acceso y Control Remoto</text:h>
      <text:p text:style-name="P3"/>
      <text:list xml:id="list945677981" text:style-name="L1">
        <text:list-item>
          <text:p text:style-name="P4">¿Quién creó la orden telnet, cuando lo hizo y por qué?</text:p>
          <text:p text:style-name="P6">El protocolo Telnet se definió por primera vez por Jon Postel y Joyce Keynolds en 1983. El propósito del protocolo TELNET es proporcionar un servicio de comunicaciones orientado a bytes de 8 bit general y bidireccional.</text:p>
        </text:list-item>
        <text:list-item>
          <text:p text:style-name="P2"><text:span text:style-name="T1">¿Qué son las órdenes &lt;r&gt;, como la orden rlogin, rsh, rcp? ¿Para qué sirven? ¿Qué las diferencia del servicio SSH?</text:span></text:p>
        </text:list-item>
      </text:list>
      <text:list text:style-name="L3">
        <text:list-item>
          <text:list>
            <text:list-item>
              <text:p text:style-name="P14"><text:span text:style-name="T9">Rlogin (Remote Login)</text:span><text:span text:style-name="T7"> es una aplicación TCP/IP que comienza una sesión de terminal</text:span><text:span text:style-name="T8"> </text:span><text:span text:style-name="T7">remoto sobre el anfitrión especificado como host.</text:span><text:span text:style-name="T8"> </text:span><text:span text:style-name="T7">Rsh (Remote Shell) es un programa de consola que permite ejecutar comandos en</text:span><text:span text:style-name="T8"> </text:span><text:span text:style-name="T7">ordenadores remotos.</text:span><text:span text:style-name="T8"> </text:span><text:span text:style-name="T7">RPC</text:span></text:p>
            </text:list-item>
            <text:list-item>
              <text:p text:style-name="P14"><text:span text:style-name="T9">(Remote Procedure Call - Llamada a Procedimiento Remoto)</text:span><text:span text:style-name="T2"> </text:span><text:span text:style-name="T7">es un protocolo que</text:span><text:span text:style-name="T8"> </text:span><text:span text:style-name="T7">permite a una aplicación en una computadora ejecutar código en otra computadora</text:span><text:span text:style-name="T8"> </text:span><text:span text:style-name="T7">de forma remota sin tener que preocuparse por la comunicación entre ambas.</text:span></text:p>
              <text:p text:style-name="P14"><text:span text:style-name="T2"/></text:p>
              <text:p text:style-name="P11"><text:span text:style-name="T2">La diferencia es que SSH cifra toda la conexión desde que empieza hasta que acaba y</text:span><text:span text:style-name="T4"> </text:span><text:span text:style-name="T2">rlogin, rsh y rcp no las cifran ya que es un protocolo antiguo y se creó cuando la</text:span><text:span text:style-name="T4"> </text:span><text:span text:style-name="T2">seguridad no era muy importante.</text:span></text:p>
            </text:list-item>
          </text:list>
        </text:list-item>
      </text:list>
      <text:list xml:id="list222848364284070" text:continue-list="list945677981" text:style-name="L1">
        <text:list-item>
          <text:p text:style-name="P4">Averigua qué diferencias básicas existen entre los sistemas de autenticación Kerberos, PGP y PAM.</text:p>
        </text:list-item>
      </text:list>
      <text:list text:style-name="L5">
        <text:list-item>
          <text:list>
            <text:list-item>
              <text:p text:style-name="P13"><text:span text:style-name="T5">Kerberos:</text:span><text:span text:style-name="T6"> El sistema de autentificación y autorización Kerberos es un sistema de seguridad basado en la encriptación que proporcionar autentificación mutua entre usuarios y servidores en un entorno de red. El sistema Kerberos se usa principalmente con propósitos de autentificación, aunque también aporta la flexibilidad necesaria para añadir información de auto.</text:span></text:p>
            </text:list-item>
            <text:list-item>
              <text:p text:style-name="P13"><text:span text:style-name="T5">PGP</text:span><text:span text:style-name="T6"> combina algunas de las mejores características de la criptogrfía simétrica y la criptografía asimétrica. PGP es un cripto-sistema híbrido. Cuando un usuario emplea PGP para cifrar un texto plano, dicho texto es comprimido. La compresión de los datos ahorra espacio en disco, tiempos de transmisión y fortalece la seguridad criptográfica.</text:span></text:p>
            </text:list-item>
            <text:list-item>
              <text:p text:style-name="P13"><text:span text:style-name="T5">PAM (Pluggable Authentication Module)</text:span><text:span text:style-name="T6"> No es un modelo de autenticación en sí, sino que se trata de un mecanismo que proporciona una interfaz entre las aplicaciones de usuario y diferentes métodos de autenticación, tratando de esta forma de solucionar uno de los problemas clásicos de la autenticación de usuarios: el hecho de que una vez que se ha definido e implantado cierto mecanismo en un entorno, es difícil cambiarlo. </text:span></text:p>
            </text:list-item>
          </text:list>
        </text:list-item>
      </text:list>
      <text:list text:continue-list="list222848364284070" text:style-name="L1">
        <text:list-item>
          <text:p text:style-name="P4">Tanto FTP como Telnet y SSH permiten acceder a sistemas remotos. ¿Cuál es la diferencia que hace que se más aconsejable usar SSH?</text:p>
          <text:p text:style-name="P9">SSH encripta los datos que se transmiten entre los nodos siendo menos probable que alguien consiga los datos de forma entendible.</text:p>
        </text:list-item>
      </text:list>
      <text:p text:style-name="P10"/>
      <text:p text:style-name="P10"/>
      <text:p text:style-name="P10"/>
      <text:list text:continue-numbering="true" text:style-name="L1">
        <text:list-item>
          <text:p text:style-name="P4"><text:soft-page-break/>Averigua qué es el Indirect Port Forwarding.</text:p>
          <text:p text:style-name="P8">Se trata de una técnica que permite crear un túnel entre los puertos de dos maquinas, ya sea de forma directa o indirecta, con la ayuda de una maquina intermedia.</text:p>
          <text:p text:style-name="P8">La redirección de puertos (a veces llamada tuneleo) es la acción de redirigir un puerto de red de un nodo de red a otro. Esta técnica puede permitir que un usuario externo tenga acceso a un puerto en una direccion IP privada (dentro de una LAN) desde el exterior vía un router con NAT activado.</text:p>
          <text:p text:style-name="P8">La redirección de puertos permite que ordenadores remotos (por ejemplo, máquinas públicas en Internet) se conecten a un ordenador en concreto dentro de una LAN privada.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1:29:09.134090140</meta:creation-date>
    <dc:date>2023-10-20T22:28:47.311935459</dc:date>
    <meta:editing-duration>PT1M29S</meta:editing-duration>
    <meta:editing-cycles>1</meta:editing-cycles>
    <meta:document-statistic meta:table-count="0" meta:image-count="0" meta:object-count="0" meta:page-count="2" meta:paragraph-count="18" meta:word-count="543" meta:character-count="3265" meta:non-whitespace-character-count="2750"/>
    <meta:generator>LibreOffice/7.6.2.1$Linux_X86_64 LibreOffice_project/60$Build-1</meta:generator>
  </office:meta>
</office:document-meta>
</file>